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802cm"/>
    </style:style>
    <style:style style:name="co4" style:family="table-column">
      <style:table-column-properties fo:break-before="auto" style:column-width="4.157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ccff"/>
    </style:style>
    <style:style style:name="ce12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66ccff"/>
    </style:style>
    <style:style style:name="ce14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3399ff"/>
    </style:style>
    <style:style style:name="ce16" style:family="table-cell" style:parent-style-name="Default">
      <style:table-cell-properties fo:background-color="#0066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66ff"/>
    </style:style>
    <style:style style:name="ce18" style:family="table-cell" style:parent-style-name="Default">
      <style:table-cell-properties fo:background-color="#0066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66cc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saveId</text:p>
          </table:table-cell>
          <table:table-cell office:value-type="string">
            <text:p>benötigt</text:p>
          </table:table-cell>
          <table:table-cell/>
        </table:table-row>
        <table:table-row table:style-name="ro2" table:visibility="filter">
          <table:table-cell office:value-type="string">
            <text:p>Animals_chicken </text:p>
          </table:table-cell>
          <table:table-cell office:value-type="string">
            <text:p>vieh</text:p>
          </table:table-cell>
          <table:table-cell/>
        </table:table-row>
        <table:table-row table:style-name="ro2" table:visibility="filter">
          <table:table-cell office:value-type="string">
            <text:p>Animals_cow </text:p>
          </table:table-cell>
          <table:table-cell office:value-type="string">
            <text:p>vieh</text:p>
          </table:table-cell>
          <table:table-cell/>
        </table:table-row>
        <table:table-row table:style-name="ro2" table:visibility="filter">
          <table:table-cell office:value-type="string">
            <text:p>Animals_pig </text:p>
          </table:table-cell>
          <table:table-cell office:value-type="string">
            <text:p>vieh</text:p>
          </table:table-cell>
          <table:table-cell/>
        </table:table-row>
        <table:table-row table:style-name="ro2" table:visibility="filter">
          <table:table-cell office:value-type="string">
            <text:p>Animals_sheep </text:p>
          </table:table-cell>
          <table:table-cell office:value-type="string">
            <text:p>vieh</text:p>
          </table:table-cell>
          <table:table-cell/>
        </table:table-row>
        <table:table-row table:style-name="ro2" table:visibility="filter">
          <table:table-cell office:value-type="string">
            <text:p>AnimatedObject_BergehallelightIndoor1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BergehalleRollDoor1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BergehalleRollDoor1Schwein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BergehalleRollDoor2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BergehalleRollDoor2Schwein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BergehalleRollDoor3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BergehalleRollDoor4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door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door1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door11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door2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door3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HofSaatgutSilo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HofSaatgutSilo1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licht_kuhstall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licht_lagerhalle1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licht_lagerhalle2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licht_lagerhalle3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licht_lagerhalle4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licht_lagerhalle5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licht_lagerhalle6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licht_obsthalle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apfel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bierf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bierk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birne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brot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butter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joghurt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karton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kirsche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leerpalette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mehl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milch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papier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pflaume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quark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sahne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AnimatedObject_stop_zucker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Bga </text:p>
          </table:table-cell>
          <table:table-cell office:value-type="string">
            <text:p>unklar</text:p>
          </table:table-cell>
          <table:table-cell/>
        </table:table-row>
        <table:table-row table:style-name="ro2" table:visibility="filter">
          <table:table-cell office:value-type="string">
            <text:p>BunkerSilo_cowSilo </text:p>
          </table:table-cell>
          <table:table-cell office:value-type="string">
            <text:p>unklar</text:p>
          </table:table-cell>
          <table:table-cell/>
        </table:table-row>
        <table:table-row table:style-name="ro2" table:visibility="filter">
          <table:table-cell office:value-type="string">
            <text:p>BunkerSilo_silo001 </text:p>
          </table:table-cell>
          <table:table-cell office:value-type="string">
            <text:p>unklar</text:p>
          </table:table-cell>
          <table:table-cell/>
        </table:table-row>
        <table:table-row table:style-name="ro2" table:visibility="filter">
          <table:table-cell office:value-type="string">
            <text:p>BunkerSilo_silo002 </text:p>
          </table:table-cell>
          <table:table-cell office:value-type="string">
            <text:p>unklar</text:p>
          </table:table-cell>
          <table:table-cell/>
        </table:table-row>
        <table:table-row table:style-name="ro2" table:visibility="filter">
          <table:table-cell office:value-type="string">
            <text:p>BunkerSilo_silo003 </text:p>
          </table:table-cell>
          <table:table-cell office:value-type="string">
            <text:p>unklar</text:p>
          </table:table-cell>
          <table:table-cell/>
        </table:table-row>
        <table:table-row table:style-name="ro2" table:visibility="filter">
          <table:table-cell office:value-type="string">
            <text:p>BunkerSilo_silo004 </text:p>
          </table:table-cell>
          <table:table-cell office:value-type="string">
            <text:p>unklar</text:p>
          </table:table-cell>
          <table:table-cell/>
        </table:table-row>
        <table:table-row table:style-name="ro2" table:visibility="filter">
          <table:table-cell office:value-type="string">
            <text:p>BunkerSilo_silo005 </text:p>
          </table:table-cell>
          <table:table-cell office:value-type="string">
            <text:p>unklar</text:p>
          </table:table-cell>
          <table:table-cell/>
        </table:table-row>
        <table:table-row table:style-name="ro2" table:visibility="filter">
          <table:table-cell office:value-type="string">
            <text:p>BunkerSilo_Silo1 </text:p>
          </table:table-cell>
          <table:table-cell office:value-type="string">
            <text:p>unklar</text:p>
          </table:table-cell>
          <table:table-cell/>
        </table:table-row>
        <table:table-row table:style-name="ro2" table:visibility="filter">
          <table:table-cell office:value-type="string">
            <text:p>BunkerSilo_Silo2 </text:p>
          </table:table-cell>
          <table:table-cell office:value-type="string">
            <text:p>unklar</text:p>
          </table:table-cell>
          <table:table-cell/>
        </table:table-row>
        <table:table-row table:style-name="ro3">
          <table:table-cell office:value-type="string">
            <text:p>FabrikScript_Backerei </text:p>
          </table:table-cell>
          <table:table-cell office:value-type="string">
            <text:p>prod</text:p>
          </table:table-cell>
          <table:table-cell table:formula="of:=MID([.A54];14;99)" office:value-type="string" office:string-value="Backerei ">
            <text:p>Backerei </text:p>
          </table:table-cell>
        </table:table-row>
        <table:table-row table:style-name="ro3">
          <table:table-cell office:value-type="string">
            <text:p>FabrikScript_BrauereiFass </text:p>
          </table:table-cell>
          <table:table-cell office:value-type="string">
            <text:p>prod</text:p>
          </table:table-cell>
          <table:table-cell table:formula="of:=MID([.A55];14;99)" office:value-type="string" office:string-value="BrauereiFass ">
            <text:p>BrauereiFass </text:p>
          </table:table-cell>
        </table:table-row>
        <table:table-row table:style-name="ro3">
          <table:table-cell office:value-type="string">
            <text:p>FabrikScript_BrauereiKasten </text:p>
          </table:table-cell>
          <table:table-cell office:value-type="string">
            <text:p>prod</text:p>
          </table:table-cell>
          <table:table-cell table:formula="of:=MID([.A56];14;99)" office:value-type="string" office:string-value="BrauereiKasten ">
            <text:p>BrauereiKasten </text:p>
          </table:table-cell>
        </table:table-row>
        <table:table-row table:style-name="ro3">
          <table:table-cell office:value-type="string">
            <text:p>FabrikScript_compostMaster2k17 </text:p>
          </table:table-cell>
          <table:table-cell office:value-type="string">
            <text:p>prod</text:p>
          </table:table-cell>
          <table:table-cell table:formula="of:=MID([.A57];14;99)" office:value-type="string" office:string-value="compostMaster2k17 ">
            <text:p>compostMaster2k17 </text:p>
          </table:table-cell>
        </table:table-row>
        <table:table-row table:style-name="ro3">
          <table:table-cell office:value-type="string">
            <text:p>FabrikScript_Duenger_Prod </text:p>
          </table:table-cell>
          <table:table-cell office:value-type="string">
            <text:p>prod</text:p>
          </table:table-cell>
          <table:table-cell table:formula="of:=MID([.A58];14;99)" office:value-type="string" office:string-value="Duenger_Prod ">
            <text:p>Duenger_Prod </text:p>
          </table:table-cell>
        </table:table-row>
        <table:table-row table:style-name="ro3">
          <table:table-cell office:value-type="string">
            <text:p>FabrikScript_Fabrik </text:p>
          </table:table-cell>
          <table:table-cell office:value-type="string">
            <text:p>prod</text:p>
          </table:table-cell>
          <table:table-cell table:formula="of:=MID([.A59];14;99)" office:value-type="string" office:string-value="Fabrik ">
            <text:p>Fabrik </text:p>
          </table:table-cell>
        </table:table-row>
        <table:table-row table:style-name="ro3">
          <table:table-cell office:value-type="string">
            <text:p>FabrikScript_Fertilizer </text:p>
          </table:table-cell>
          <table:table-cell office:value-type="string">
            <text:p>prod</text:p>
          </table:table-cell>
          <table:table-cell table:formula="of:=MID([.A60];14;99)" office:value-type="string" office:string-value="Fertilizer ">
            <text:p>Fertilizer </text:p>
          </table:table-cell>
        </table:table-row>
        <table:table-row table:style-name="ro3">
          <table:table-cell office:value-type="string">
            <text:p>FabrikScript_GersteMehlfabrik </text:p>
          </table:table-cell>
          <table:table-cell office:value-type="string">
            <text:p>prod</text:p>
          </table:table-cell>
          <table:table-cell table:formula="of:=MID([.A61];14;99)" office:value-type="string" office:string-value="GersteMehlfabrik ">
            <text:p>GersteMehlfabrik </text:p>
          </table:table-cell>
        </table:table-row>
        <table:table-row table:style-name="ro3">
          <table:table-cell office:value-type="string">
            <text:p>FabrikScript_Holzhacker </text:p>
          </table:table-cell>
          <table:table-cell office:value-type="string">
            <text:p>prod</text:p>
          </table:table-cell>
          <table:table-cell table:formula="of:=MID([.A62];14;99)" office:value-type="string" office:string-value="Holzhacker ">
            <text:p>Holzhacker </text:p>
          </table:table-cell>
        </table:table-row>
        <table:table-row table:style-name="ro3">
          <table:table-cell office:value-type="string">
            <text:p>FabrikScript_Klaerwerk </text:p>
          </table:table-cell>
          <table:table-cell office:value-type="string">
            <text:p>prod</text:p>
          </table:table-cell>
          <table:table-cell table:formula="of:=MID([.A63];14;99)" office:value-type="string" office:string-value="Klaerwerk ">
            <text:p>Klaerwerk </text:p>
          </table:table-cell>
        </table:table-row>
        <table:table-row table:style-name="ro3">
          <table:table-cell office:value-type="string">
            <text:p>FabrikScript_KraftFutterHerstellung </text:p>
          </table:table-cell>
          <table:table-cell office:value-type="string">
            <text:p>prod</text:p>
          </table:table-cell>
          <table:table-cell table:formula="of:=MID([.A64];14;99)" office:value-type="string" office:string-value="KraftFutterHerstellung ">
            <text:p>KraftFutterHerstellung </text:p>
          </table:table-cell>
        </table:table-row>
        <table:table-row table:style-name="ro3" table:visibility="filter">
          <table:table-cell office:value-type="string">
            <text:p>FabrikScript_Lager_Apfel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Bierfass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Bierkasten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Birne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Brot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Butter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Karton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Kirsche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Leerpaletten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Mehl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Milch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Papier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Pflaume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Quark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Sahne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Yogurt </text:p>
          </table:table-cell>
          <table:table-cell office:value-type="string">
            <text:p>storage</text:p>
          </table:table-cell>
          <table:table-cell/>
        </table:table-row>
        <table:table-row table:style-name="ro3" table:visibility="filter">
          <table:table-cell office:value-type="string">
            <text:p>FabrikScript_Lager_Zucker </text:p>
          </table:table-cell>
          <table:table-cell office:value-type="string">
            <text:p>storage</text:p>
          </table:table-cell>
          <table:table-cell/>
        </table:table-row>
        <table:table-row table:style-name="ro3">
          <table:table-cell office:value-type="string">
            <text:p>FabrikScript_Molkerei </text:p>
          </table:table-cell>
          <table:table-cell office:value-type="string">
            <text:p>prod</text:p>
          </table:table-cell>
          <table:table-cell table:formula="of:=MID([.A82];14;99)" office:value-type="string" office:string-value="Molkerei ">
            <text:p>Molkerei </text:p>
          </table:table-cell>
        </table:table-row>
        <table:table-row table:style-name="ro3">
          <table:table-cell office:value-type="string">
            <text:p>FabrikScript_obst_apfel </text:p>
          </table:table-cell>
          <table:table-cell office:value-type="string">
            <text:p>prod</text:p>
          </table:table-cell>
          <table:table-cell table:formula="of:=MID([.A83];14;99)" office:value-type="string" office:string-value="obst_apfel ">
            <text:p>obst_apfel </text:p>
          </table:table-cell>
        </table:table-row>
        <table:table-row table:style-name="ro3">
          <table:table-cell office:value-type="string">
            <text:p>FabrikScript_obst_birne </text:p>
          </table:table-cell>
          <table:table-cell office:value-type="string">
            <text:p>prod</text:p>
          </table:table-cell>
          <table:table-cell table:formula="of:=MID([.A84];14;99)" office:value-type="string" office:string-value="obst_birne ">
            <text:p>obst_birne </text:p>
          </table:table-cell>
        </table:table-row>
        <table:table-row table:style-name="ro3">
          <table:table-cell office:value-type="string">
            <text:p>FabrikScript_obst_kirsche </text:p>
          </table:table-cell>
          <table:table-cell office:value-type="string">
            <text:p>prod</text:p>
          </table:table-cell>
          <table:table-cell table:formula="of:=MID([.A85];14;99)" office:value-type="string" office:string-value="obst_kirsche ">
            <text:p>obst_kirsche </text:p>
          </table:table-cell>
        </table:table-row>
        <table:table-row table:style-name="ro3">
          <table:table-cell office:value-type="string">
            <text:p>FabrikScript_obst_pflaume </text:p>
          </table:table-cell>
          <table:table-cell office:value-type="string">
            <text:p>prod</text:p>
          </table:table-cell>
          <table:table-cell table:formula="of:=MID([.A86];14;99)" office:value-type="string" office:string-value="obst_pflaume ">
            <text:p>obst_pflaume </text:p>
          </table:table-cell>
        </table:table-row>
        <table:table-row table:style-name="ro3">
          <table:table-cell office:value-type="string">
            <text:p>FabrikScript_Oel_Raffinerie_Raps </text:p>
          </table:table-cell>
          <table:table-cell office:value-type="string">
            <text:p>prod</text:p>
          </table:table-cell>
          <table:table-cell table:formula="of:=MID([.A87];14;99)" office:value-type="string" office:string-value="Oel_Raffinerie_Raps ">
            <text:p>Oel_Raffinerie_Raps </text:p>
          </table:table-cell>
        </table:table-row>
        <table:table-row table:style-name="ro3">
          <table:table-cell office:value-type="string">
            <text:p>FabrikScript_Paletten_Fabrik </text:p>
          </table:table-cell>
          <table:table-cell office:value-type="string">
            <text:p>prod</text:p>
          </table:table-cell>
          <table:table-cell table:formula="of:=MID([.A88];14;99)" office:value-type="string" office:string-value="Paletten_Fabrik ">
            <text:p>Paletten_Fabrik </text:p>
          </table:table-cell>
        </table:table-row>
        <table:table-row table:style-name="ro3">
          <table:table-cell office:value-type="string">
            <text:p>FabrikScript_RoggenMehlfabrik </text:p>
          </table:table-cell>
          <table:table-cell office:value-type="string">
            <text:p>prod</text:p>
          </table:table-cell>
          <table:table-cell table:formula="of:=MID([.A89];14;99)" office:value-type="string" office:string-value="RoggenMehlfabrik ">
            <text:p>RoggenMehlfabrik </text:p>
          </table:table-cell>
        </table:table-row>
        <table:table-row table:style-name="ro3">
          <table:table-cell office:value-type="string">
            <text:p>FabrikScript_Saat_Prod </text:p>
          </table:table-cell>
          <table:table-cell office:value-type="string">
            <text:p>prod</text:p>
          </table:table-cell>
          <table:table-cell table:formula="of:=MID([.A90];14;99)" office:value-type="string" office:string-value="Saat_Prod ">
            <text:p>Saat_Prod </text:p>
          </table:table-cell>
        </table:table-row>
        <table:table-row table:style-name="ro3">
          <table:table-cell office:value-type="string">
            <text:p>FabrikScript_Saatgut </text:p>
          </table:table-cell>
          <table:table-cell office:value-type="string">
            <text:p>prod</text:p>
          </table:table-cell>
          <table:table-cell table:formula="of:=MID([.A91];14;99)" office:value-type="string" office:string-value="Saatgut ">
            <text:p>Saatgut </text:p>
          </table:table-cell>
        </table:table-row>
        <table:table-row table:style-name="ro3">
          <table:table-cell office:value-type="string">
            <text:p>FabrikScript_Schweinefutterstation </text:p>
          </table:table-cell>
          <table:table-cell office:value-type="string">
            <text:p>prod</text:p>
          </table:table-cell>
          <table:table-cell table:formula="of:=MID([.A92];14;99)" office:value-type="string" office:string-value="Schweinefutterstation ">
            <text:p>Schweinefutterstation </text:p>
          </table:table-cell>
        </table:table-row>
        <table:table-row table:style-name="ro3">
          <table:table-cell office:value-type="string">
            <text:p>FabrikScript_WeizenMehlfabrik </text:p>
          </table:table-cell>
          <table:table-cell office:value-type="string">
            <text:p>prod</text:p>
          </table:table-cell>
          <table:table-cell table:formula="of:=MID([.A93];14;99)" office:value-type="string" office:string-value="WeizenMehlfabrik ">
            <text:p>WeizenMehlfabrik </text:p>
          </table:table-cell>
        </table:table-row>
        <table:table-row table:style-name="ro3">
          <table:table-cell office:value-type="string">
            <text:p>FabrikScript_Zellstoff_Fabrik </text:p>
          </table:table-cell>
          <table:table-cell office:value-type="string">
            <text:p>prod</text:p>
          </table:table-cell>
          <table:table-cell table:formula="of:=MID([.A94];14;99)" office:value-type="string" office:string-value="Zellstoff_Fabrik ">
            <text:p>Zellstoff_Fabrik </text:p>
          </table:table-cell>
        </table:table-row>
        <table:table-row table:style-name="ro3">
          <table:table-cell office:value-type="string">
            <text:p>FabrikScript_Zuckerfabrik </text:p>
          </table:table-cell>
          <table:table-cell office:value-type="string">
            <text:p>prod</text:p>
          </table:table-cell>
          <table:table-cell table:formula="of:=MID([.A95];14;99)" office:value-type="string" office:string-value="Zuckerfabrik ">
            <text:p>Zuckerfabrik </text:p>
          </table:table-cell>
        </table:table-row>
        <table:table-row table:style-name="ro2" table:visibility="filter">
          <table:table-cell office:value-type="string">
            <text:p>fuelStation_Hoftankstelle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fuelStation_Tankstelle_BGA_Nord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fuelStation_Tankstelle_BGA_Sued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fuelStation_Tankstelle_Raffinerie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MilkFillTrigger_MilkFillTrigger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MilkSellTrigger_MilkSellTrigger </text:p>
          </table:table-cell>
          <table:table-cell office:value-type="string">
            <text:p>nein</text:p>
          </table:table-cell>
          <table:table-cell/>
        </table:table-row>
        <table:table-row table:style-name="ro2" table:visibility="filter">
          <table:table-cell office:value-type="string">
            <text:p>Storage_storage1 </text:p>
          </table:table-cell>
          <table:table-cell office:value-type="string">
            <text:p>storage</text:p>
          </table:table-cell>
          <table:table-cell/>
        </table:table-row>
        <table:table-row table:style-name="ro2" table:visibility="filter">
          <table:table-cell office:value-type="string">
            <text:p>TipTrigger_BAHNHOF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BIOGAS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DEPOT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FARM_SILO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GETREIDEHANDEL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HAFEN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HEIZWERK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RAIFFEISEN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SAWMILL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STADION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SUPERMARKT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SUPERMARKT1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TANKE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TANKE2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WASSERKAUF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WINDROW_SALE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ipTrigger_WOLLEVERKAUF </text:p>
          </table:table-cell>
          <table:table-cell office:value-type="string">
            <text:p>sell</text:p>
          </table:table-cell>
          <table:table-cell/>
        </table:table-row>
        <table:table-row table:style-name="ro2" table:visibility="filter">
          <table:table-cell office:value-type="string">
            <text:p>Train_woodTrain_woodTrainSpline </text:p>
          </table:table-cell>
          <table:table-cell office:value-type="string">
            <text:p>sell</text:p>
          </table:table-cell>
          <table:table-cell/>
        </table:table-row>
      </table:table>
      <table:table table:name="Tabelle2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ce3"/>
        <table:table-column table:style-name="co6" table:number-columns-repeated="4" table:default-cell-style-name="ce5"/>
        <table:table-column table:style-name="co6" table:number-columns-repeated="4" table:default-cell-style-name="ce7"/>
        <table:table-column table:style-name="co6" table:number-columns-repeated="4" table:default-cell-style-name="ce9"/>
        <table:table-column table:style-name="co6" table:number-columns-repeated="4" table:default-cell-style-name="ce11"/>
        <table:table-column table:style-name="co6" table:number-columns-repeated="4" table:default-cell-style-name="ce13"/>
        <table:table-column table:style-name="co6" table:number-columns-repeated="4" table:default-cell-style-name="ce15"/>
        <table:table-column table:style-name="co6" table:number-columns-repeated="4" table:default-cell-style-name="ce17"/>
        <table:table-column table:style-name="co6" table:number-columns-repeated="4" table:default-cell-style-name="ce19"/>
        <table:table-column table:style-name="co2" table:number-columns-repeated="986" table:default-cell-style-name="Default"/>
        <table:table-row table:style-name="ro2">
          <table:table-cell table:number-columns-repeated="2"/>
          <table:table-cell table:style-name="ce2" office:value-type="string" table:number-columns-spanned="4" table:number-rows-spanned="1">
            <text:p>Rohstoff 1</text:p>
          </table:table-cell>
          <table:covered-table-cell table:style-name="ce2" office:value-type="string">
            <text:p>Rohstoff 2</text:p>
          </table:covered-table-cell>
          <table:covered-table-cell table:style-name="ce2" office:value-type="string">
            <text:p>Rohstoff 3</text:p>
          </table:covered-table-cell>
          <table:covered-table-cell table:style-name="ce2" office:value-type="string">
            <text:p>Rohstoff 4</text:p>
          </table:covered-table-cell>
          <table:table-cell table:style-name="ce4" office:value-type="string" table:number-columns-spanned="4" table:number-rows-spanned="1">
            <text:p>Rohstoff 2</text:p>
          </table:table-cell>
          <table:covered-table-cell table:style-name="ce4" office:value-type="string">
            <text:p>Rohstoff 6</text:p>
          </table:covered-table-cell>
          <table:covered-table-cell table:style-name="ce4" office:value-type="string">
            <text:p>Rohstoff 7</text:p>
          </table:covered-table-cell>
          <table:covered-table-cell table:style-name="ce4" office:value-type="string">
            <text:p>Rohstoff 8</text:p>
          </table:covered-table-cell>
          <table:table-cell table:style-name="ce6" office:value-type="string" table:number-columns-spanned="4" table:number-rows-spanned="1">
            <text:p>Rohstoff 3</text:p>
          </table:table-cell>
          <table:covered-table-cell table:number-columns-repeated="3" table:style-name="ce6"/>
          <table:table-cell table:style-name="ce8" office:value-type="string" table:number-columns-spanned="4" table:number-rows-spanned="1">
            <text:p>Rohstoff 4</text:p>
          </table:table-cell>
          <table:covered-table-cell table:number-columns-repeated="3" table:style-name="ce8"/>
          <table:table-cell table:style-name="ce10" office:value-type="string" table:number-columns-spanned="4" table:number-rows-spanned="1">
            <text:p>Produkt 1</text:p>
          </table:table-cell>
          <table:covered-table-cell table:number-columns-repeated="3" table:style-name="ce10"/>
          <table:table-cell table:style-name="ce12" office:value-type="string" table:number-columns-spanned="4" table:number-rows-spanned="1">
            <text:p>Produkt 2</text:p>
          </table:table-cell>
          <table:covered-table-cell table:number-columns-repeated="3" table:style-name="ce12"/>
          <table:table-cell table:style-name="ce14" office:value-type="string" table:number-columns-spanned="4" table:number-rows-spanned="1">
            <text:p>Produkt 3</text:p>
          </table:table-cell>
          <table:covered-table-cell table:number-columns-repeated="3" table:style-name="ce14"/>
          <table:table-cell table:style-name="ce16" office:value-type="string" table:number-columns-spanned="4" table:number-rows-spanned="1">
            <text:p>Produkt 4</text:p>
          </table:table-cell>
          <table:covered-table-cell table:number-columns-repeated="3" table:style-name="ce16"/>
          <table:table-cell table:style-name="ce18" office:value-type="string" table:number-columns-spanned="4" table:number-rows-spanned="1">
            <text:p>Produkt 5</text:p>
          </table:table-cell>
          <table:covered-table-cell table:number-columns-repeated="3" table:style-name="ce18"/>
          <table:table-cell table:style-name="ce1" table:number-columns-repeated="986"/>
        </table:table-row>
        <table:table-row table:style-name="ro2">
          <table:table-cell table:number-columns-repeated="2"/>
          <table:table-cell table:style-name="ce2" table:number-columns-repeated="4"/>
          <table:table-cell table:style-name="ce4" table:number-columns-repeated="4"/>
          <table:table-cell table:style-name="ce6" table:number-columns-repeated="4"/>
          <table:table-cell table:style-name="ce8" table:number-columns-repeated="4"/>
          <table:table-cell table:style-name="ce10" table:number-columns-repeated="4"/>
          <table:table-cell table:style-name="ce12" table:number-columns-repeated="4"/>
          <table:table-cell table:style-name="ce14" table:number-columns-repeated="4"/>
          <table:table-cell table:style-name="ce16" table:number-columns-repeated="4"/>
          <table:table-cell table:style-name="ce18" table:number-columns-repeated="4"/>
          <table:table-cell table:style-name="ce1" table:number-columns-repeated="986"/>
        </table:table-row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ProduktPerHour</text:p>
          </table:table-cell>
          <table:table-cell table:style-name="ce2" office:value-type="string">
            <text:p>capacity</text:p>
          </table:table-cell>
          <table:table-cell table:style-name="ce2" office:value-type="string">
            <text:p>factor</text:p>
          </table:table-cell>
          <table:table-cell table:style-name="ce2" office:value-type="string">
            <text:p>fillType</text:p>
          </table:table-cell>
          <table:table-cell table:style-name="ce2" office:value-type="string">
            <text:p>Name</text:p>
          </table:table-cell>
          <table:table-cell table:style-name="ce4" office:value-type="string">
            <text:p>capacity</text:p>
          </table:table-cell>
          <table:table-cell table:style-name="ce4" office:value-type="string">
            <text:p>factor</text:p>
          </table:table-cell>
          <table:table-cell table:style-name="ce4" office:value-type="string">
            <text:p>fillType</text:p>
          </table:table-cell>
          <table:table-cell table:style-name="ce4" office:value-type="string">
            <text:p>Name</text:p>
          </table:table-cell>
          <table:table-cell table:style-name="ce6" office:value-type="string">
            <text:p>capacity</text:p>
          </table:table-cell>
          <table:table-cell table:style-name="ce6" office:value-type="string">
            <text:p>factor</text:p>
          </table:table-cell>
          <table:table-cell table:style-name="ce6" office:value-type="string">
            <text:p>fillType</text:p>
          </table:table-cell>
          <table:table-cell table:style-name="ce6" office:value-type="string">
            <text:p>Name</text:p>
          </table:table-cell>
          <table:table-cell table:style-name="ce8" office:value-type="string">
            <text:p>capacity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fillType</text:p>
          </table:table-cell>
          <table:table-cell table:style-name="ce8" office:value-type="string">
            <text:p>Name</text:p>
          </table:table-cell>
          <table:table-cell table:style-name="ce10" office:value-type="string">
            <text:p>capacity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fillType</text:p>
          </table:table-cell>
          <table:table-cell table:style-name="ce10" office:value-type="string">
            <text:p>Name</text:p>
          </table:table-cell>
          <table:table-cell table:style-name="ce12" office:value-type="string">
            <text:p>capacity</text:p>
          </table:table-cell>
          <table:table-cell table:style-name="ce12" office:value-type="string">
            <text:p>factor</text:p>
          </table:table-cell>
          <table:table-cell table:style-name="ce12" office:value-type="string">
            <text:p>fillType</text:p>
          </table:table-cell>
          <table:table-cell table:style-name="ce12" office:value-type="string">
            <text:p>Name</text:p>
          </table:table-cell>
          <table:table-cell table:style-name="ce14" office:value-type="string">
            <text:p>capacity</text:p>
          </table:table-cell>
          <table:table-cell table:style-name="ce14" office:value-type="string">
            <text:p>factor</text:p>
          </table:table-cell>
          <table:table-cell table:style-name="ce14" office:value-type="string">
            <text:p>fillType</text:p>
          </table:table-cell>
          <table:table-cell table:style-name="ce14" office:value-type="string">
            <text:p>Name</text:p>
          </table:table-cell>
          <table:table-cell table:style-name="ce16" office:value-type="string">
            <text:p>capacity</text:p>
          </table:table-cell>
          <table:table-cell table:style-name="ce16" office:value-type="string">
            <text:p>factor</text:p>
          </table:table-cell>
          <table:table-cell table:style-name="ce16" office:value-type="string">
            <text:p>fillType</text:p>
          </table:table-cell>
          <table:table-cell table:style-name="ce16" office:value-type="string">
            <text:p>Name</text:p>
          </table:table-cell>
          <table:table-cell table:style-name="ce18" office:value-type="string">
            <text:p>capacity</text:p>
          </table:table-cell>
          <table:table-cell table:style-name="ce18" office:value-type="string">
            <text:p>factor</text:p>
          </table:table-cell>
          <table:table-cell table:style-name="ce18" office:value-type="string">
            <text:p>fillType</text:p>
          </table:table-cell>
          <table:table-cell table:style-name="ce18" office:value-type="string">
            <text:p>Name</text:p>
          </table:table-cell>
          <table:table-cell table:style-name="ce1" table:number-columns-repeated="986"/>
        </table:table-row>
        <table:table-row table:style-name="ro3">
          <table:table-cell office:value-type="string">
            <text:p>Paletten_Fabrik </text:p>
          </table:table-cell>
          <table:table-cell office:value-type="float" office:value="15000">
            <text:p>15000</text:p>
          </table:table-cell>
          <table:table-cell office:value-type="float" office:value="352000">
            <text:p>352000</text:p>
          </table:table-cell>
          <table:table-cell office:value-type="float" office:value="0.5">
            <text:p>0,5</text:p>
          </table:table-cell>
          <table:table-cell office:value-type="string">
            <text:p>woodChips</text:p>
          </table:table-cell>
          <table:table-cell office:value-type="string">
            <text:p>boardwood</text:p>
          </table:table-cell>
          <table:table-cell table:number-columns-repeated="12"/>
          <table:table-cell office:value-type="float" office:value="150000">
            <text:p>150000</text:p>
          </table:table-cell>
          <table:table-cell office:value-type="float" office:value="0.25">
            <text:p>0,25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office:value-type="float" office:value="7000">
            <text:p>7000</text:p>
          </table:table-cell>
          <table:table-cell/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table:number-columns-repeated="998"/>
        </table:table-row>
        <table:table-row table:style-name="ro3">
          <table:table-cell office:value-type="string">
            <text:p>Fabrik</text:p>
          </table:table-cell>
          <table:table-cell office:value-type="float" office:value="16000">
            <text:p>16000</text:p>
          </table:table-cell>
          <table:table-cell office:value-type="float" office:value="75000">
            <text:p>75000</text:p>
          </table:table-cell>
          <table:table-cell office:value-type="float" office:value="0.4">
            <text:p>0,4</text:p>
          </table:table-cell>
          <table:table-cell office:value-type="string">
            <text:p>straw woodChips wool</text:p>
          </table:table-cell>
          <table:table-cell office:value-type="string">
            <text:p>Brennstoffe</text:p>
          </table:table-cell>
          <table:table-cell office:value-type="float" office:value="400000">
            <text:p>400000</text:p>
          </table:table-cell>
          <table:table-cell/>
          <table:table-cell office:value-type="string">
            <text:p>woodChips</text:p>
          </table:table-cell>
          <table:table-cell office:value-type="string">
            <text:p>Holz</text:p>
          </table:table-cell>
          <table:table-cell table:number-columns-repeated="8"/>
          <table:table-cell office:value-type="float" office:value="150000">
            <text:p>150000</text:p>
          </table:table-cell>
          <table:table-cell office:value-type="float" office:value="0.9">
            <text:p>0,9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office:value-type="float" office:value="8000">
            <text:p>8000</text:p>
          </table:table-cell>
          <table:table-cell/>
          <table:table-cell office:value-type="string">
            <text:p>woodChips</text:p>
          </table:table-cell>
          <table:table-cell office:value-type="string">
            <text:p>boardwood</text:p>
          </table:table-cell>
          <table:table-cell table:number-columns-repeated="998"/>
        </table:table-row>
        <table:table-row table:style-name="ro3">
          <table:table-cell office:value-type="string">
            <text:p>compostMaster2k17</text:p>
          </table:table-cell>
          <table:table-cell office:value-type="float" office:value="50000">
            <text:p>50000</text:p>
          </table:table-cell>
          <table:table-cell office:value-type="float" office:value="200000">
            <text:p>200000</text:p>
          </table:table-cell>
          <table:table-cell office:value-type="float" office:value="2">
            <text:p>2</text:p>
          </table:table-cell>
          <table:table-cell office:value-type="string">
            <text:p>compost potato sugarBeet chaff silage grass grass_windrow dryGrass_windrow woodChips manure straw</text:p>
          </table:table-cell>
          <table:table-cell office:value-type="string">
            <text:p>cm_inputWaste</text:p>
          </table:table-cell>
          <table:table-cell table:number-columns-repeated="12"/>
          <table:table-cell office:value-type="float" office:value="200000">
            <text:p>200000</text:p>
          </table:table-cell>
          <table:table-cell/>
          <table:table-cell office:value-type="string">
            <text:p>compost</text:p>
          </table:table-cell>
          <table:table-cell office:value-type="string">
            <text:p>cm_outputCompost</text:p>
          </table:table-cell>
          <table:table-cell table:number-columns-repeated="1002"/>
        </table:table-row>
        <table:table-row table:style-name="ro3">
          <table:table-cell office:value-type="string">
            <text:p>obst_apfel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apfel</text:p>
          </table:table-cell>
          <table:table-cell office:value-type="string">
            <text:p>Apfelpalette</text:p>
          </table:table-cell>
          <table:table-cell table:number-columns-repeated="1002"/>
        </table:table-row>
        <table:table-row table:style-name="ro3">
          <table:table-cell office:value-type="string">
            <text:p>obst_birne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birne</text:p>
          </table:table-cell>
          <table:table-cell office:value-type="string">
            <text:p>Birnenpalette</text:p>
          </table:table-cell>
          <table:table-cell table:number-columns-repeated="1002"/>
        </table:table-row>
        <table:table-row table:style-name="ro3">
          <table:table-cell office:value-type="string">
            <text:p>obst_kirsche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kirsche</text:p>
          </table:table-cell>
          <table:table-cell office:value-type="string">
            <text:p>Kirschpalette</text:p>
          </table:table-cell>
          <table:table-cell table:number-columns-repeated="1002"/>
        </table:table-row>
        <table:table-row table:style-name="ro3">
          <table:table-cell office:value-type="string">
            <text:p>obst_pflaume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pflaume</text:p>
          </table:table-cell>
          <table:table-cell office:value-type="string">
            <text:p>PflaumenPalette</text:p>
          </table:table-cell>
          <table:table-cell table:number-columns-repeated="1002"/>
        </table:table-row>
        <table:table-row table:style-name="ro3">
          <table:table-cell office:value-type="string">
            <text:p>Fertilizer </text:p>
          </table:table-cell>
          <table:table-cell office:value-type="float" office:value="2147483647">
            <text:p>2147483647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fertilizer</text:p>
          </table:table-cell>
          <table:table-cell office:value-type="string">
            <text:p>FS_Fertilizer</text:p>
          </table:table-cell>
          <table:table-cell table:number-columns-repeated="12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fertilizer</text:p>
          </table:table-cell>
          <table:table-cell office:value-type="string">
            <text:p>FS_fertilizer</text:p>
          </table:table-cell>
          <table:table-cell table:number-columns-repeated="1002"/>
        </table:table-row>
        <table:table-row table:style-name="ro3">
          <table:table-cell office:value-type="string">
            <text:p>Saatgut </text:p>
          </table:table-cell>
          <table:table-cell office:value-type="float" office:value="2147483647">
            <text:p>2147483647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seeds</text:p>
          </table:table-cell>
          <table:table-cell office:value-type="string">
            <text:p>FS_Seeds</text:p>
          </table:table-cell>
          <table:table-cell table:number-columns-repeated="12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seeds</text:p>
          </table:table-cell>
          <table:table-cell office:value-type="string">
            <text:p>FS_Seeds</text:p>
          </table:table-cell>
          <table:table-cell table:number-columns-repeated="1002"/>
        </table:table-row>
        <table:table-row table:style-name="ro3">
          <table:table-cell office:value-type="string">
            <text:p>Schweinefutterstation </text:p>
          </table:table-cell>
          <table:table-cell office:value-type="float" office:value="30000">
            <text:p>30000</text:p>
          </table:table-cell>
          <table:table-cell office:value-type="float" office:value="100000">
            <text:p>100000</text:p>
          </table:table-cell>
          <table:table-cell office:value-type="float" office:value="0.6">
            <text:p>0,6</text:p>
          </table:table-cell>
          <table:table-cell office:value-type="string">
            <text:p>wheat barley maize oat rye</text:p>
          </table:table-cell>
          <table:table-cell office:value-type="string">
            <text:p>Getreide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rape sunflower soybean</text:p>
          </table:table-cell>
          <table:table-cell office:value-type="string">
            <text:p>Proteine</text:p>
          </table:table-cell>
          <table:table-cell office:value-type="float" office:value="100000">
            <text:p>100000</text:p>
          </table:table-cell>
          <table:table-cell office:value-type="float" office:value="0.1">
            <text:p>0,1</text:p>
          </table:table-cell>
          <table:table-cell office:value-type="string">
            <text:p>potato sugarBeet</text:p>
          </table:table-cell>
          <table:table-cell office:value-type="string">
            <text:p>Erdfruechte</text:p>
          </table:table-cell>
          <table:table-cell table:number-columns-repeated="4"/>
          <table:table-cell office:value-type="float" office:value="250000">
            <text:p>250000</text:p>
          </table:table-cell>
          <table:table-cell office:value-type="float" office:value="0.935">
            <text:p>0,935</text:p>
          </table:table-cell>
          <table:table-cell office:value-type="string">
            <text:p>pigFood</text:p>
          </table:table-cell>
          <table:table-cell office:value-type="string">
            <text:p>Schweinefutter</text:p>
          </table:table-cell>
          <table:table-cell table:number-columns-repeated="1002"/>
        </table:table-row>
        <table:table-row table:style-name="ro3">
          <table:table-cell office:value-type="string">
            <text:p>Saat_Prod 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wheat maize barley rape</text:p>
          </table:table-cell>
          <table:table-cell office:value-type="string">
            <text:p>grain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string">
            <text:p>fertilizer</text:p>
          </table:table-cell>
          <table:table-cell office:value-type="string">
            <text:p>fertilizer</text:p>
          </table:table-cell>
          <table:table-cell table:number-columns-repeated="8"/>
          <table:table-cell office:value-type="float" office:value="100000">
            <text:p>100000</text:p>
          </table:table-cell>
          <table:table-cell/>
          <table:table-cell office:value-type="string">
            <text:p>seeds</text:p>
          </table:table-cell>
          <table:table-cell office:value-type="string">
            <text:p>seeds</text:p>
          </table:table-cell>
          <table:table-cell table:number-columns-repeated="1002"/>
        </table:table-row>
        <table:table-row table:style-name="ro3">
          <table:table-cell office:value-type="string">
            <text:p>Zellstoff_Fabrik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0.5">
            <text:p>0,5</text:p>
          </table:table-cell>
          <table:table-cell office:value-type="string">
            <text:p>woodChips</text:p>
          </table:table-cell>
          <table:table-cell office:value-type="string">
            <text:p>Hackschnitzel</text:p>
          </table:table-cell>
          <table:table-cell office:value-type="float" office:value="200000">
            <text:p>200000</text:p>
          </table:table-cell>
          <table:table-cell office:value-type="float" office:value="0.3">
            <text:p>0,3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50000">
            <text:p>15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table:number-columns-repeated="4"/>
          <table:table-cell office:value-type="float" office:value="5000">
            <text:p>5000</text:p>
          </table:table-cell>
          <table:table-cell/>
          <table:table-cell office:value-type="string">
            <text:p>papier</text:p>
          </table:table-cell>
          <table:table-cell office:value-type="string">
            <text:p>palettepapier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table:number-columns-repeated="998"/>
        </table:table-row>
        <table:table-row table:style-name="ro3">
          <table:table-cell office:value-type="string">
            <text:p>Holzhacker</text:p>
          </table:table-cell>
          <table:table-cell office:value-type="float" office:value="40000">
            <text:p>40000</text:p>
          </table:table-cell>
          <table:table-cell office:value-type="float" office:value="400000">
            <text:p>400000</text:p>
          </table:table-cell>
          <table:table-cell/>
          <table:table-cell office:value-type="string">
            <text:p>woodChips</text:p>
          </table:table-cell>
          <table:table-cell office:value-type="string">
            <text:p>Holz</text:p>
          </table:table-cell>
          <table:table-cell table:number-columns-repeated="12"/>
          <table:table-cell office:value-type="float" office:value="150000">
            <text:p>150000</text:p>
          </table:table-cell>
          <table:table-cell office:value-type="float" office:value="0.9">
            <text:p>0,9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table:number-columns-repeated="1002"/>
        </table:table-row>
        <table:table-row table:style-name="ro3">
          <table:table-cell office:value-type="string">
            <text:p>Duenger_Prod 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manure</text:p>
          </table:table-cell>
          <table:table-cell office:value-type="string">
            <text:p>manure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string">
            <text:p>liquidManure</text:p>
          </table:table-cell>
          <table:table-cell office:value-type="string">
            <text:p>liquidManure</text:p>
          </table:table-cell>
          <table:table-cell table:number-columns-repeated="8"/>
          <table:table-cell office:value-type="float" office:value="100000">
            <text:p>100000</text:p>
          </table:table-cell>
          <table:table-cell/>
          <table:table-cell office:value-type="string">
            <text:p>fertilizer</text:p>
          </table:table-cell>
          <table:table-cell office:value-type="string">
            <text:p>fertilizer</text:p>
          </table:table-cell>
          <table:table-cell table:number-columns-repeated="1002"/>
        </table:table-row>
        <table:table-row table:style-name="ro3">
          <table:table-cell office:value-type="string">
            <text:p>KraftFutterHerstellung </text:p>
          </table:table-cell>
          <table:table-cell office:value-type="float" office:value="60000">
            <text:p>60000</text:p>
          </table:table-cell>
          <table:table-cell office:value-type="float" office:value="300000">
            <text:p>300000</text:p>
          </table:table-cell>
          <table:table-cell office:value-type="float" office:value="0.3">
            <text:p>0,3</text:p>
          </table:table-cell>
          <table:table-cell office:value-type="string">
            <text:p>straw</text:p>
          </table:table-cell>
          <table:table-cell office:value-type="string">
            <text:p>Stroh</text:p>
          </table:table-cell>
          <table:table-cell office:value-type="float" office:value="300000">
            <text:p>300000</text:p>
          </table:table-cell>
          <table:table-cell office:value-type="float" office:value="0.4">
            <text:p>0,4</text:p>
          </table:table-cell>
          <table:table-cell office:value-type="string">
            <text:p>silage</text:p>
          </table:table-cell>
          <table:table-cell office:value-type="string">
            <text:p>Silage</text:p>
          </table:table-cell>
          <table:table-cell office:value-type="float" office:value="300000">
            <text:p>300000</text:p>
          </table:table-cell>
          <table:table-cell office:value-type="float" office:value="0.3">
            <text:p>0,3</text:p>
          </table:table-cell>
          <table:table-cell office:value-type="string">
            <text:p>grass_windrow dryGrass_windrow</text:p>
          </table:table-cell>
          <table:table-cell office:value-type="string">
            <text:p>Gras</text:p>
          </table:table-cell>
          <table:table-cell table:number-columns-repeated="4"/>
          <table:table-cell office:value-type="float" office:value="300000">
            <text:p>300000</text:p>
          </table:table-cell>
          <table:table-cell office:value-type="float" office:value="1">
            <text:p>1</text:p>
          </table:table-cell>
          <table:table-cell office:value-type="string">
            <text:p>forage</text:p>
          </table:table-cell>
          <table:table-cell office:value-type="string">
            <text:p>Mischfutter</text:p>
          </table:table-cell>
          <table:table-cell table:number-columns-repeated="1002"/>
        </table:table-row>
        <table:table-row table:style-name="ro3">
          <table:table-cell office:value-type="string">
            <text:p>Backerei </text:p>
          </table:table-cell>
          <table:table-cell office:value-type="float" office:value="5000">
            <text:p>5000</text:p>
          </table:table-cell>
          <table:table-cell office:value-type="float" office:value="120000">
            <text:p>120000</text:p>
          </table:table-cell>
          <table:table-cell office:value-type="float" office:value="1">
            <text:p>1</text:p>
          </table:table-cell>
          <table:table-cell office:value-type="string">
            <text:p>mehl</text:p>
          </table:table-cell>
          <table:table-cell office:value-type="string">
            <text:p>Tip_mehl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string">
            <text:p>wasser</text:p>
          </table:table-cell>
          <table:table-cell office:value-type="string">
            <text:p>Tip_RSwater</text:p>
          </table:table-cell>
          <table:table-cell table:number-columns-repeated="8"/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brot</text:p>
          </table:table-cell>
          <table:table-cell office:value-type="string">
            <text:p>brotpalette</text:p>
          </table:table-cell>
          <table:table-cell table:number-columns-repeated="1002"/>
        </table:table-row>
        <table:table-row table:style-name="ro3">
          <table:table-cell office:value-type="string">
            <text:p>Oel_Raffinerie_Raps</text:p>
          </table:table-cell>
          <table:table-cell office:value-type="float" office:value="20000">
            <text:p>20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rape sunflower</text:p>
          </table:table-cell>
          <table:table-cell office:value-type="string">
            <text:p>Tip_RS</text:p>
          </table:table-cell>
          <table:table-cell table:number-columns-repeated="12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compost</text:p>
          </table:table-cell>
          <table:table-cell office:value-type="string">
            <text:p>RS_compost</text:p>
          </table:table-cell>
          <table:table-cell office:value-type="float" office:value="200000">
            <text:p>200000</text:p>
          </table:table-cell>
          <table:table-cell office:value-type="float" office:value="0.5">
            <text:p>0,5</text:p>
          </table:table-cell>
          <table:table-cell office:value-type="string">
            <text:p>fuel</text:p>
          </table:table-cell>
          <table:table-cell office:value-type="string">
            <text:p>RM_Output</text:p>
          </table:table-cell>
          <table:table-cell table:number-columns-repeated="998"/>
        </table:table-row>
        <table:table-row table:style-name="ro3">
          <table:table-cell office:value-type="string">
            <text:p>Klaerwerk</text:p>
          </table:table-cell>
          <table:table-cell office:value-type="float" office:value="40000">
            <text:p>40000</text:p>
          </table:table-cell>
          <table:table-cell office:value-type="float" office:value="600000">
            <text:p>600000</text:p>
          </table:table-cell>
          <table:table-cell office:value-type="float" office:value="1">
            <text:p>1</text:p>
          </table:table-cell>
          <table:table-cell office:value-type="string">
            <text:p>liquidManure digestate</text:p>
          </table:table-cell>
          <table:table-cell office:value-type="string">
            <text:p>Tip_RS1</text:p>
          </table:table-cell>
          <table:table-cell table:number-columns-repeated="12"/>
          <table:table-cell office:value-type="float" office:value="400000">
            <text:p>400000</text:p>
          </table:table-cell>
          <table:table-cell office:value-type="float" office:value="0.26">
            <text:p>0,26</text:p>
          </table:table-cell>
          <table:table-cell office:value-type="string">
            <text:p>compost</text:p>
          </table:table-cell>
          <table:table-cell office:value-type="string">
            <text:p>RS_compost</text:p>
          </table:table-cell>
          <table:table-cell office:value-type="float" office:value="400000">
            <text:p>400000</text:p>
          </table:table-cell>
          <table:table-cell office:value-type="float" office:value="0.65">
            <text:p>0,65</text:p>
          </table:table-cell>
          <table:table-cell office:value-type="string">
            <text:p>water</text:p>
          </table:table-cell>
          <table:table-cell office:value-type="string">
            <text:p>RM_Output2</text:p>
          </table:table-cell>
          <table:table-cell table:number-columns-repeated="998"/>
        </table:table-row>
        <table:table-row table:style-name="ro3">
          <table:table-cell office:value-type="string">
            <text:p>BrauereiKasten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barley</text:p>
          </table:table-cell>
          <table:table-cell office:value-type="string">
            <text:p>Tip_RSbarley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hops</text:p>
          </table:table-cell>
          <table:table-cell office:value-type="string">
            <text:p>hops</text:p>
          </table:table-cell>
          <table:table-cell office:value-type="float" office:value="100000">
            <text:p>10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200000">
            <text:p>200000</text:p>
          </table:table-cell>
          <table:table-cell office:value-type="float" office:value="0.4">
            <text:p>0,4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beer</text:p>
          </table:table-cell>
          <table:table-cell office:value-type="string">
            <text:p>bierpalettekasten</text:p>
          </table:table-cell>
          <table:table-cell table:number-columns-repeated="1002"/>
        </table:table-row>
        <table:table-row table:style-name="ro3">
          <table:table-cell office:value-type="string">
            <text:p>GersteMehlfabrik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barley</text:p>
          </table:table-cell>
          <table:table-cell office:value-type="string">
            <text:p>Tip_RSbarley</text:p>
          </table:table-cell>
          <table:table-cell table:number-columns-repeated="12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2"/>
        </table:table-row>
        <table:table-row table:style-name="ro3">
          <table:table-cell office:value-type="string">
            <text:p>RoggenMehlfabrik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rye</text:p>
          </table:table-cell>
          <table:table-cell office:value-type="string">
            <text:p>Tip_RSrye</text:p>
          </table:table-cell>
          <table:table-cell table:number-columns-repeated="12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2"/>
        </table:table-row>
        <table:table-row table:style-name="ro3">
          <table:table-cell office:value-type="string">
            <text:p>WeizenMehlfabrik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wheat</text:p>
          </table:table-cell>
          <table:table-cell office:value-type="string">
            <text:p>Tip_RSwheat</text:p>
          </table:table-cell>
          <table:table-cell table:number-columns-repeated="12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2"/>
        </table:table-row>
        <table:table-row table:style-name="ro3">
          <table:table-cell office:value-type="string">
            <text:p>BrauereiFass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wheat</text:p>
          </table:table-cell>
          <table:table-cell office:value-type="string">
            <text:p>Tip_RSwheat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hops</text:p>
          </table:table-cell>
          <table:table-cell office:value-type="string">
            <text:p>hops</text:p>
          </table:table-cell>
          <table:table-cell office:value-type="float" office:value="100000">
            <text:p>10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200000">
            <text:p>200000</text:p>
          </table:table-cell>
          <table:table-cell office:value-type="float" office:value="0.4">
            <text:p>0,4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beer</text:p>
          </table:table-cell>
          <table:table-cell office:value-type="string">
            <text:p>bierpalettefass</text:p>
          </table:table-cell>
          <table:table-cell table:number-columns-repeated="1002"/>
        </table:table-row>
        <table:table-row table:style-name="ro3">
          <table:table-cell office:value-type="string">
            <text:p>Molkerei </text:p>
          </table:table-cell>
          <table:table-cell office:value-type="float" office:value="5000">
            <text:p>5000</text:p>
          </table:table-cell>
          <table:table-cell office:value-type="float" office:value="300000">
            <text:p>300000</text:p>
          </table:table-cell>
          <table:table-cell office:value-type="float" office:value="0.75">
            <text:p>0,75</text:p>
          </table:table-cell>
          <table:table-cell office:value-type="string">
            <text:p>milk</text:p>
          </table:table-cell>
          <table:table-cell office:value-type="string">
            <text:p>Tip-RSmilk</text:p>
          </table:table-cell>
          <table:table-cell office:value-type="float" office:value="200000">
            <text:p>200000</text:p>
          </table:table-cell>
          <table:table-cell office:value-type="float" office:value="0.3">
            <text:p>0,3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5">
            <text:p>0,5</text:p>
          </table:table-cell>
          <table:table-cell office:value-type="string">
            <text:p>papier</text:p>
          </table:table-cell>
          <table:table-cell office:value-type="string">
            <text:p>palettpapier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butter</text:p>
          </table:table-cell>
          <table:table-cell office:value-type="string">
            <text:p>palettebutter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milch</text:p>
          </table:table-cell>
          <table:table-cell office:value-type="string">
            <text:p>palettemilch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sahne</text:p>
          </table:table-cell>
          <table:table-cell office:value-type="string">
            <text:p>palettesahne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quark</text:p>
          </table:table-cell>
          <table:table-cell office:value-type="string">
            <text:p>palettequark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yogurt</text:p>
          </table:table-cell>
          <table:table-cell office:value-type="string">
            <text:p>paletteyogurt</text:p>
          </table:table-cell>
          <table:table-cell table:number-columns-repeated="986"/>
        </table:table-row>
        <table:table-row table:style-name="ro3">
          <table:table-cell office:value-type="string">
            <text:p>Zuckerfabrik </text:p>
          </table:table-cell>
          <table:table-cell office:value-type="float" office:value="15000">
            <text:p>15000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string">
            <text:p>sugarBeet</text:p>
          </table:table-cell>
          <table:table-cell office:value-type="string">
            <text:p>TipRSzucker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table:number-columns-repeated="8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zucker</text:p>
          </table:table-cell>
          <table:table-cell office:value-type="string">
            <text:p>zuckerpalette</text:p>
          </table:table-cell>
          <table:table-cell table:number-columns-repeated="100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Tabelle1.A1:Tabelle1.B120" table:display-filter-buttons="true">
          <table:filter>
            <table:filter-condition table:field-number="1" table:value="prod" table:operator="="/>
          </table:filter>
          <table:sort>
            <table:sort-by table:field-number="0" table:data-type="automatic"/>
          </table:sort>
        </table:database-range>
        <table:database-range table:target-range-address="Tabelle2.A3:Tabelle2.AL28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19.05.2017</text:date>, <text:time>16:31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Bleckwenn</meta:initial-creator>
    <meta:creation-date>2017-05-13T16:48:53.15</meta:creation-date>
    <dc:date>2017-05-19T16:31:00.77</dc:date>
    <dc:creator>Lars Bleckwenn</dc:creator>
    <meta:editing-duration>PT2H22M13S</meta:editing-duration>
    <meta:editing-cycles>5</meta:editing-cycles>
    <meta:generator>OpenOffice/4.1.3$Win32 OpenOffice.org_project/413m1$Build-9783</meta:generator>
    <meta:document-statistic meta:table-count="3" meta:cell-count="717" meta:object-count="0"/>
  </office:meta>
</office:document-meta>
</file>